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paragraph-rsid="00078802"/>
    </style:style>
    <style:style style:name="P2" style:family="paragraph" style:parent-style-name="Standard">
      <style:text-properties officeooo:paragraph-rsid="00078802"/>
    </style:style>
    <style:style style:name="P3" style:family="paragraph" style:parent-style-name="Standard">
      <style:text-properties officeooo:rsid="00078802" officeooo:paragraph-rsid="00078802"/>
    </style:style>
    <style:style style:name="P4" style:family="paragraph" style:parent-style-name="Standard" style:list-style-name="L3">
      <style:text-properties officeooo:paragraph-rsid="00078802"/>
    </style:style>
    <style:style style:name="P5" style:family="paragraph" style:parent-style-name="Text_20_body">
      <style:text-properties style:text-underline-style="solid" style:text-underline-width="auto" style:text-underline-color="font-color" fo:font-weight="bold" officeooo:rsid="00078802" officeooo:paragraph-rsid="00078802" style:font-weight-asian="bold" style:font-weight-complex="bold"/>
    </style:style>
    <style:style style:name="P6" style:family="paragraph" style:parent-style-name="Text_20_body" style:list-style-name="L4">
      <style:text-properties style:text-underline-style="solid" style:text-underline-width="auto" style:text-underline-color="font-color" officeooo:rsid="0008e04a" officeooo:paragraph-rsid="0008e04a"/>
    </style:style>
    <style:style style:name="P7" style:family="paragraph" style:parent-style-name="Text_20_body" style:list-style-name="L4">
      <style:text-properties style:text-underline-style="solid" style:text-underline-width="auto" style:text-underline-color="font-color" officeooo:rsid="0008e04a" officeooo:paragraph-rsid="0009cc6b"/>
    </style:style>
    <style:style style:name="P8" style:family="paragraph" style:parent-style-name="Text_20_body" style:list-style-name="L3"/>
    <style:style style:name="P9" style:family="paragraph" style:parent-style-name="Text_20_body">
      <style:text-properties officeooo:rsid="00078f03" officeooo:paragraph-rsid="00078f03"/>
    </style:style>
    <style:style style:name="P10" style:family="paragraph" style:parent-style-name="Text_20_body" style:list-style-name="L4">
      <style:text-properties officeooo:paragraph-rsid="0008e04a"/>
    </style:style>
    <style:style style:name="T1" style:family="text">
      <style:text-properties officeooo:rsid="00078802"/>
    </style:style>
    <style:style style:name="T2" style:family="text">
      <style:text-properties style:text-underline-style="none"/>
    </style:style>
    <style:style style:name="T3" style:family="text">
      <style:text-properties style:text-underline-style="none" officeooo:rsid="0008e04a"/>
    </style:style>
    <style:style style:name="T4" style:family="text">
      <style:text-properties style:text-underline-style="none" officeooo:rsid="0009cc6b"/>
    </style:style>
    <style:style style:name="T5" style:family="text">
      <style:text-properties fo:color="#000000" style:text-underline-style="none"/>
    </style:style>
    <style:style style:name="T6" style:family="text">
      <style:text-properties officeooo:rsid="00078f03"/>
    </style:style>
    <style:style style:name="T7" style:family="text">
      <style:text-properties style:text-underline-style="solid" style:text-underline-width="auto" style:text-underline-color="font-color" officeooo:rsid="00078802"/>
    </style:style>
    <style:style style:name="T8" style:family="text">
      <style:text-properties style:text-underline-style="solid" style:text-underline-width="auto" style:text-underline-color="font-color" officeooo:rsid="00078f03"/>
    </style:style>
    <style:style style:name="T9" style:family="text">
      <style:text-properties style:text-underline-style="solid" style:text-underline-width="auto" style:text-underline-color="font-color" officeooo:rsid="0008e04a"/>
    </style:style>
    <style:style style:name="T10" style:family="text">
      <style:text-properties fo:font-style="normal" officeooo:rsid="0009cc6b" style:font-style-asian="normal" style:font-style-complex="normal"/>
    </style:style>
    <style:style style:name="T11" style:family="text">
      <style:text-properties fo:font-style="normal" style:text-underline-style="none" officeooo:rsid="0009cc6b" style:font-style-asian="normal" style:font-style-complex="normal"/>
    </style:style>
    <style:style style:name="T12" style:family="text">
      <style:text-properties fo:font-style="normal" style:text-underline-style="solid" style:text-underline-width="auto" style:text-underline-color="font-color" officeooo:rsid="0009cc6b"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grafos-en-youtube"/>Grafos en YouTube</text:h>
      <text:p text:style-name="Text_20_body"/>
      <text:p text:style-name="P5">Objetivo:</text:p>
      <text:list xml:id="list307391483311344443" text:style-name="L1">
        <text:list-item>
          <text:p text:style-name="P1"><text:span text:style-name="T1">U</text:span>sar el TDA grafo y sus algoritmos para modelar una red social y obtener información de ella. </text:p>
        </text:list-item>
      </text:list>
      <text:p text:style-name="P2"/>
      <text:p text:style-name="P3"/>
      <text:p text:style-name="P2"><text:tab/>En este caso trabajaremos con la red social conformada por los usuarios de <text:a xlink:type="simple" xlink:href="http://www.youtube.com/" text:style-name="Internet_20_link" text:visited-style-name="Visited_20_Internet_20_Link"><text:span text:style-name="T5">YouTube</text:span></text:a>. <text:span text:style-name="T1">Los algoritmos que propuso la cátedra para resolver ciertos problemas fueron: </text:span></text:p>
      <text:p text:style-name="P2"/>
      <text:list xml:id="list5776083283777492934" text:style-name="L3">
        <text:list-item>
          <text:p text:style-name="P4"><text:span text:style-name="T7">Random walks:</text:span><text:span text:style-name="T1"> un algoritmo que realiza un camino aleatorio sobre un grafo. Comenzando desde un vértice </text:span>y se mueve <text:span text:style-name="T1">hacia </text:span>un vecino <text:span text:style-name="T1">random, y luego a otro también de manera random.</text:span> Este proceso continúa hasta que el recorrido tenga un largo <text:span text:style-name="Emphasis">n</text:span> prefijado. Por lo tanto, para realizar un random walk es necesario determinar <text:span text:style-name="T1">el largo del recorrido, la probabilidad del movimiento hacia vértices vecinos y la cantidad de recorridos a realizar.</text:span></text:p>
          <text:p text:style-name="P4"/>
        </text:list-item>
        <text:list-item>
          <text:p text:style-name="P8"><text:span text:style-name="T8">Label programation:</text:span><text:span text:style-name="T6"> Este algoritmo se utilizó para solucionar el problema de saber que comunidades se forman dentro de la red social. Esto es la cantidad de vértices que se encuentran altamente conectados entre sí</text:span>. Este es un problema que está abarcado por el área de Aprendizaje No Supervisado (Clustering) dentro del Aprendizaje Automático.</text:p>
        </text:list-item>
        <text:list-item>
          <text:p text:style-name="P8"><text:span text:style-name="T8">Entropy walk:</text:span><text:span text:style-name="T6"> una opción alternativa, que con la utilización de random walks, soluciona también el problema de las comunidades. </text:span></text:p>
        </text:list-item>
      </text:list>
      <text:p text:style-name="P9"><text:tab/>Para desarrollar este trabajo utilizamos el lenguaje Python, por ser de alto nivel y por ende, más sencillo. El programa se ejecuta por terminal y para ejecuta comandos ingresados por teclado. Los comandos son:</text:p>
      <text:list xml:id="list6114748971989171649" text:style-name="L4">
        <text:list-item>
          <text:p text:style-name="P10"><text:span text:style-name="T9">Similares:</text:span><text:span text:style-name="T3"> </text:span><text:span text:style-name="T4">D</text:span><text:span text:style-name="T3">ado un usuario encuentra los que son similares a él. Utilizando Random walk y contando por distintos usuarios visitados, los n mayores serán los similares al usuario origen.</text:span></text:p>
        </text:list-item>
        <text:list-item>
          <text:p text:style-name="P6">Recomendados:<text:span text:style-name="T2"> </text:span><text:span text:style-name="T4">Similar al comando anterior, con igual implementacion pero de distinta devolución. Como indica el nombre este le devuelve al usuario una recomendación de usuarios parecidos a él.</text:span></text:p>
        </text:list-item>
        <text:list-item>
          <text:p text:style-name="P7"><text:span text:style-name="Emphasis"><text:span text:style-name="T12"/></text:span></text:p>
        </text:list-item>
        <text:list-item>
          <text:p text:style-name="P6"><text:span text:style-name="Emphasis"><text:span text:style-name="T4">Camino</text:span></text:span><text:span text:style-name="T4">: queremos que un comunicado llegue lo más rápido posible de un usuario A a un usuario B. Sabemos que un usuario puede comunicar su mensaje solo a sus contactos directos, por lo que la mejor estrategia será pasar por la menor cantidad de usuarios posibles. Tener presente que es posible que el grafo tenga más de una componente conexa, por lo que pueden haber vértices entre los cuales no exista camino posib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23:31:08.317868344</meta:creation-date>
    <dc:date>2017-06-30T00:06:29.153710413</dc:date>
    <meta:editing-duration>PT12M59S</meta:editing-duration>
    <meta:editing-cycles>2</meta:editing-cycles>
    <meta:generator>LibreOffice/5.1.6.2$Linux_X86_64 LibreOffice_project/10m0$Build-2</meta:generator>
    <meta:document-statistic meta:table-count="0" meta:image-count="0" meta:object-count="0" meta:page-count="1" meta:paragraph-count="13" meta:word-count="363" meta:character-count="2202" meta:non-whitespace-character-count="1854"/>
  </office:meta>
</office:document-meta>
</file>